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802cm" svg:height="0.829cm" svg:x="2.9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3.9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02cm" svg:height="0.829cm" svg:x="6.9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7.96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23:15:03.523199892</meta:creation-date>
    <dc:date>2016-05-19T23:19:19.481084249</dc:date>
    <dc:creator>elucterio </dc:creator>
    <meta:editing-duration>P0D</meta:editing-duration>
    <meta:editing-cycles>1</meta:editing-cycles>
    <meta:document-statistic meta:object-count="64"/>
    <meta:generator>LibreOffice/4.2.8.2$Linux_X86_64 LibreOffice_project/420m0$Build-2</meta:generator>
  </office:meta>
</office:document-meta>
</file>